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28.82mm"/>
    </style:style>
    <style:style style:name="co4" style:family="table-column">
      <style:table-column-properties fo:break-before="auto" style:column-width="17.8mm"/>
    </style:style>
    <style:style style:name="co5" style:family="table-column">
      <style:table-column-properties fo:break-before="auto" style:column-width="23.67mm"/>
    </style:style>
    <style:style style:name="co6" style:family="table-column">
      <style:table-column-properties fo:break-before="auto" style:column-width="23.87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23.46mm"/>
    </style:style>
    <style:style style:name="co9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ext-properties fo:font-weight="bold" style:font-weight-asian="bold" style:font-weight-complex="bold"/>
    </style:style>
    <style:style style:name="ce9" style:family="table-cell" style:parent-style-name="Default" style:data-style-name="N120"/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14">
      <style:text-properties fo:font-weight="normal" style:font-weight-asian="normal" style:font-weight-complex="normal"/>
    </style:style>
    <style:style style:name="ce12" style:family="table-cell" style:parent-style-name="Default" style:data-style-name="N114">
      <style:text-properties fo:font-weight="bold" style:font-weight-asian="bold" style:font-weight-complex="bold"/>
    </style:style>
    <style:style style:name="ce13" style:family="table-cell" style:parent-style-name="Default" style:data-style-name="N3">
      <style:text-properties fo:font-weight="normal" style:font-weight-asian="normal" style:font-weight-complex="normal"/>
    </style:style>
    <style:style style:name="ce14" style:family="table-cell" style:parent-style-name="Default" style:data-style-name="N4">
      <style:text-properties fo:font-weight="bold" style:font-weight-asian="bold" style:font-weight-complex="bold"/>
    </style:style>
    <style:style style:name="ce15" style:family="table-cell" style:parent-style-name="Default" style:data-style-name="N118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14"/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20" style:family="table-cell" style:parent-style-name="Default" style:data-style-name="N1"/>
    <style:style style:name="ce21" style:family="table-cell" style:parent-style-name="Default" style:data-style-name="N1">
      <style:text-properties fo:font-weight="bold" style:font-weight-asian="bold" style:font-weight-complex="bold"/>
    </style:style>
    <style:style style:name="ce22" style:family="table-cell" style:parent-style-name="Default" style:data-style-name="N118"/>
    <style:style style:name="ce23" style:family="table-cell" style:parent-style-name="Default" style:data-style-name="N118">
      <style:text-properties fo:font-weight="bold" style:font-weight-asian="bold" style:font-weight-complex="bold"/>
    </style:style>
    <style:style style:name="ce24" style:family="table-cell" style:parent-style-name="Default" style:data-style-name="N120"/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14">
      <style:text-properties fo:font-weight="normal" style:font-weight-asian="normal" style:font-weight-complex="normal"/>
    </style:style>
    <style:style style:name="ce27" style:family="table-cell" style:parent-style-name="Default" style:data-style-name="N114">
      <style:text-properties fo:font-weight="bold" style:font-weight-asian="bold" style:font-weight-complex="bold"/>
    </style:style>
    <style:style style:name="ce28" style:family="table-cell" style:parent-style-name="Default" style:data-style-name="N3">
      <style:text-properties fo:font-weight="normal" style:font-weight-asian="normal" style:font-weight-complex="normal"/>
    </style:style>
    <style:style style:name="ce29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118"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99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99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9900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9900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ff0000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color="#cc3300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cc33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cc3300" fo:font-weight="normal" style:font-weight-asian="normal" style:font-weight-complex="normal"/>
    </style:style>
    <style:style style:name="ce41" style:family="table-cell" style:parent-style-name="Default">
      <style:table-cell-properties fo:border="none"/>
      <style:text-properties fo:color="#ff0000" fo:font-weight="normal" style:font-weight-asian="normal" style:font-weight-complex="normal"/>
    </style:style>
    <style:style style:name="ce42" style:family="table-cell" style:parent-style-name="Default" style:data-style-name="N114">
      <style:table-cell-properties fo:border="0.06pt solid #000000"/>
      <style:text-properties fo:color="#009900"/>
    </style:style>
    <style:style style:name="ce43" style:family="table-cell" style:parent-style-name="Default" style:data-style-name="N114">
      <style:table-cell-properties fo:border="0.06pt solid #000000"/>
      <style:text-properties fo:color="#ff9900"/>
    </style:style>
    <style:style style:name="ce44" style:family="table-cell" style:parent-style-name="Default" style:data-style-name="N115">
      <style:table-cell-properties fo:border="0.06pt solid #000000"/>
      <style:text-properties fo:color="#009900" fo:font-weight="normal" style:font-weight-asian="normal" style:font-weight-complex="normal"/>
    </style:style>
    <style:style style:name="ce45" style:family="table-cell" style:parent-style-name="Default">
      <style:table-cell-properties fo:border="0.06pt solid #000000"/>
      <style:text-properties fo:color="#009900"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color="#ff9900" fo:font-weight="normal" style:font-weight-asian="normal" style:font-weight-complex="normal"/>
    </style:style>
    <style:style style:name="ce47" style:family="table-cell" style:parent-style-name="Default" style:data-style-name="N114">
      <style:table-cell-properties fo:border="0.06pt solid #000000"/>
      <style:text-properties fo:color="#ff0000" fo:font-weight="normal" style:font-weight-asian="normal" style:font-weight-complex="normal"/>
    </style:style>
    <style:style style:name="ce48" style:family="table-cell" style:parent-style-name="Default" style:data-style-name="N114">
      <style:table-cell-properties fo:background-color="#eeeeee" fo:border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eeeeee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none"/>
      <style:text-properties fo:color="#cc3300" fo:font-weight="normal" style:font-weight-asian="normal" style:font-weight-complex="normal"/>
    </style:style>
    <style:style style:name="ce51" style:family="table-cell" style:parent-style-name="Default">
      <style:table-cell-properties fo:background-color="transparent" fo:border="none"/>
      <style:text-properties fo:color="#cc3300" fo:font-weight="normal" style:font-weight-asian="normal" style:font-weight-complex="normal"/>
    </style:style>
    <style:style style:name="ce52" style:family="table-cell" style:parent-style-name="Default" style:data-style-name="N114">
      <style:table-cell-properties fo:border="0.06pt solid #000000"/>
      <style:text-properties fo:color="#ff0000"/>
    </style:style>
    <style:style style:name="ce53" style:family="table-cell" style:parent-style-name="Default">
      <style:table-cell-properties fo:border="none"/>
      <style:text-properties fo:color="#0000cc" fo:font-weight="normal" style:font-weight-asian="normal" style:font-weight-complex="normal"/>
    </style:style>
    <style:style style:name="ce54" style:family="table-cell" style:parent-style-name="Default" style:data-style-name="N114">
      <style:table-cell-properties fo:border="0.06pt solid #000000"/>
      <style:text-properties fo:color="#009900" fo:font-weight="normal" style:font-weight-asian="normal" style:font-weight-complex="normal"/>
    </style:style>
    <style:style style:name="ce55" style:family="table-cell" style:parent-style-name="Default" style:data-style-name="N114">
      <style:table-cell-properties fo:border="0.06pt solid #000000"/>
      <style:text-properties fo:color="#ff9900" fo:font-weight="normal" style:font-weight-asian="normal" style:font-weight-complex="normal"/>
    </style:style>
    <style:style style:name="ce56" style:family="table-cell" style:parent-style-name="Default" style:data-style-name="N114">
      <style:table-cell-properties fo:border="none"/>
      <style:text-properties fo:color="#cc3300" fo:font-weight="normal" style:font-weight-asian="normal" style:font-weight-complex="normal"/>
    </style:style>
    <style:style style:name="ce57" style:family="table-cell" style:parent-style-name="Default" style:data-style-name="N114">
      <style:table-cell-properties fo:background-color="transparent" fo:border="none"/>
      <style:text-properties fo:color="#cc3300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order="0.06pt solid #000000"/>
      <style:text-properties fo:color="#ff0000" fo:font-weight="normal" style:font-weight-asian="normal" style:font-weight-complex="normal"/>
    </style:style>
    <style:style style:name="ce60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 style:data-style-name="N4">
      <style:table-cell-properties fo:background-color="#eeeeee" fo:border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114">
      <style:table-cell-properties fo:border="none"/>
      <style:text-properties fo:color="#cc3300"/>
    </style:style>
    <style:style style:name="ce64" style:family="table-cell" style:parent-style-name="Default" style:data-style-name="N3">
      <style:table-cell-properties fo:border="0.06pt solid #000000"/>
      <style:text-properties fo:color="#009900" fo:font-weight="normal" style:font-weight-asian="normal" style:font-weight-complex="normal"/>
    </style:style>
    <style:style style:name="ce65" style:family="table-cell" style:parent-style-name="Default" style:data-style-name="N3">
      <style:table-cell-properties fo:border="0.06pt solid #000000"/>
      <style:text-properties fo:color="#ff9900" fo:font-weight="normal" style:font-weight-asian="normal" style:font-weight-complex="normal"/>
    </style:style>
    <style:style style:name="ce66" style:family="table-cell" style:parent-style-name="Default" style:data-style-name="N3">
      <style:table-cell-properties fo:border="0.06pt solid #000000"/>
      <style:text-properties fo:color="#ff0000" fo:font-weight="normal" style:font-weight-asian="normal" style:font-weight-complex="normal"/>
    </style:style>
    <style:style style:name="ce67" style:family="table-cell" style:parent-style-name="Default" style:data-style-name="N3">
      <style:table-cell-properties fo:border="none"/>
      <style:text-properties fo:color="#cc3300" fo:font-weight="normal" style:font-weight-asian="normal" style:font-weight-complex="normal"/>
    </style:style>
    <style:style style:name="ce68" style:family="table-cell" style:parent-style-name="Default" style:data-style-name="N3">
      <style:table-cell-properties fo:background-color="transparent" fo:border="none"/>
      <style:text-properties fo:color="#cc3300" fo:font-weight="normal" style:font-weight-asian="normal" style:font-weight-complex="normal"/>
    </style:style>
    <style:style style:name="ce69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color="#009900"/>
    </style:style>
    <style:style style:name="ce70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color="#cc3300"/>
    </style:style>
    <style:style style:name="ce7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end" fo:margin-left="0mm"/>
      <style:text-properties fo:color="#cc3300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00"/>
    </style:style>
    <style:style style:name="ce73" style:family="table-cell" style:parent-style-name="Default">
      <style:text-properties fo:color="#cc3300"/>
    </style:style>
    <style:style style:name="ce74" style:family="table-cell" style:parent-style-name="Default">
      <style:text-properties fo:color="#009900"/>
    </style:style>
    <style:style style:name="ce75" style:family="table-cell" style:parent-style-name="Default" style:data-style-name="N120">
      <style:text-properties fo:color="#cc3300"/>
    </style:style>
    <style:style style:name="ce76" style:family="table-cell" style:parent-style-name="Default" style:data-style-name="N120">
      <style:text-properties fo:color="#009900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/>
    </style:style>
    <style:style style:name="ce78" style:family="table-cell" style:parent-style-name="Default" style:data-style-name="N114">
      <style:text-properties fo:color="#cc3300"/>
    </style:style>
    <style:style style:name="ce79" style:family="table-cell" style:parent-style-name="Default" style:data-style-name="N114">
      <style:text-properties fo:color="#009900"/>
    </style:style>
  </office:automatic-styles>
  <office:body>
    <office:spreadsheet>
      <table:calculation-settings table:automatic-find-labels="false"/>
      <table:table table:name="N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N2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.73032" calcext:value-type="float">
            <text:p>-14,730320</text:p>
          </table:table-cell>
          <table:table-cell office:value-type="float" office:value="-14.45021" calcext:value-type="float">
            <text:p>-14,450210</text:p>
          </table:table-cell>
          <table:table-cell table:formula="of:=[.B2]-[.C2]" office:value-type="float" office:value="-0.280110000000001" calcext:value-type="float">
            <text:p>-0,280110</text:p>
          </table:table-cell>
          <table:table-cell table:formula="of:=[.D2]*2625.5" office:value-type="float" office:value="-735.428805000001" calcext:value-type="float">
            <text:p>-735</text:p>
          </table:table-cell>
          <table:table-cell table:formula="of:=-[.E2]*100/3507" office:value-type="float" office:value="20.9703109495296" calcext:value-type="float">
            <text:p>21,0</text:p>
          </table:table-cell>
          <table:table-cell/>
          <table:table-cell table:formula="of:=([.B2]-[.C2])*100/[.C2]" office:value-type="float" office:value="1.93844933741448" calcext:value-type="float">
            <text:p>1,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.694252" calcext:value-type="float">
            <text:p>-14,694252</text:p>
          </table:table-cell>
          <table:table-cell office:value-type="float" office:value="-14.4487" calcext:value-type="float">
            <text:p>-14,448700</text:p>
          </table:table-cell>
          <table:table-cell table:formula="of:=[.B3]-[.C3]" office:value-type="float" office:value="-0.245552" calcext:value-type="float">
            <text:p>-0,245552</text:p>
          </table:table-cell>
          <table:table-cell table:formula="of:=[.D3]*2625.5" office:value-type="float" office:value="-644.696776" calcext:value-type="float">
            <text:p>-645</text:p>
          </table:table-cell>
          <table:table-cell table:formula="of:=-[.E3]*100/3507" office:value-type="float" office:value="18.3831416025093" calcext:value-type="float">
            <text:p>18,4</text:p>
          </table:table-cell>
          <table:table-cell/>
          <table:table-cell table:formula="of:=([.B3]-[.C3])*100/[.C3]" office:value-type="float" office:value="1.699474693225" calcext:value-type="float">
            <text:p>1,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84739" calcext:value-type="float">
            <text:p>-1,384739</text:p>
          </table:table-cell>
          <table:table-cell office:value-type="float" office:value="-1.13496" calcext:value-type="float">
            <text:p>-1,134960</text:p>
          </table:table-cell>
          <table:table-cell table:formula="of:=[.B4]-[.C4]" office:value-type="float" office:value="-0.249779" calcext:value-type="float">
            <text:p>-0,249779</text:p>
          </table:table-cell>
          <table:table-cell table:formula="of:=[.D4]*2625.5" office:value-type="float" office:value="-655.7947645" calcext:value-type="float">
            <text:p>-656</text:p>
          </table:table-cell>
          <table:table-cell table:formula="of:=-[.E4]*100/3507" office:value-type="float" office:value="18.699594083262" calcext:value-type="float">
            <text:p>18,7</text:p>
          </table:table-cell>
          <table:table-cell/>
          <table:table-cell table:formula="of:=([.B4]-[.C4])*100/[.C4]" office:value-type="float" office:value="22.0077359554522" calcext:value-type="float">
            <text:p>22,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09931" calcext:value-type="float">
            <text:p>-0,709931</text:p>
          </table:table-cell>
          <table:table-cell office:value-type="float" office:value="-0.56325" calcext:value-type="float">
            <text:p>-0,563250</text:p>
          </table:table-cell>
          <table:table-cell table:formula="of:=[.B5]-[.C5]" office:value-type="float" office:value="-0.146681" calcext:value-type="float">
            <text:p>-0,146681</text:p>
          </table:table-cell>
          <table:table-cell table:formula="of:=[.D5]*2625.5" office:value-type="float" office:value="-385.1109655" calcext:value-type="float">
            <text:p>-385</text:p>
          </table:table-cell>
          <table:table-cell table:formula="of:=-[.E5]*100/3507" office:value-type="float" office:value="10.9812080268035" calcext:value-type="float">
            <text:p>11,0</text:p>
          </table:table-cell>
          <table:table-cell/>
          <table:table-cell table:formula="of:=([.B5]-[.C5])*100/[.C5]" office:value-type="float" office:value="26.0418996893031" calcext:value-type="float">
            <text:p>26,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65355" calcext:value-type="float">
            <text:p>-0,653550</text:p>
          </table:table-cell>
          <table:table-cell office:value-type="float" office:value="-0.4719" calcext:value-type="float">
            <text:p>-0,471900</text:p>
          </table:table-cell>
          <table:table-cell table:formula="of:=[.B6]-[.C6]" office:value-type="float" office:value="-0.18165" calcext:value-type="float">
            <text:p>-0,181650</text:p>
          </table:table-cell>
          <table:table-cell table:formula="of:=[.D6]*2625.5" office:value-type="float" office:value="-476.922075" calcext:value-type="float">
            <text:p>-477</text:p>
          </table:table-cell>
          <table:table-cell table:formula="of:=-[.E6]*100/3507" office:value-type="float" office:value="13.5991467065868" calcext:value-type="float">
            <text:p>13,6</text:p>
          </table:table-cell>
          <table:table-cell/>
          <table:table-cell table:formula="of:=([.B6]-[.C6])*100/[.C6]" office:value-type="float" office:value="38.4933248569612" calcext:value-type="float">
            <text:p>38,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578563" calcext:value-type="float">
            <text:p>-0,578563</text:p>
          </table:table-cell>
          <table:table-cell office:value-type="float" office:value="-0.4719" calcext:value-type="float">
            <text:p>-0,471900</text:p>
          </table:table-cell>
          <table:table-cell table:formula="of:=[.B7]-[.C7]" office:value-type="float" office:value="-0.106663" calcext:value-type="float">
            <text:p>-0,106663</text:p>
          </table:table-cell>
          <table:table-cell table:formula="of:=[.D7]*2625.5" office:value-type="float" office:value="-280.0437065" calcext:value-type="float">
            <text:p>-280</text:p>
          </table:table-cell>
          <table:table-cell table:formula="of:=-[.E7]*100/3507" office:value-type="float" office:value="7.98527820074137" calcext:value-type="float">
            <text:p>8,0</text:p>
          </table:table-cell>
          <table:table-cell/>
          <table:table-cell table:formula="of:=([.B7]-[.C7])*100/[.C7]" office:value-type="float" office:value="22.6028819665183" calcext:value-type="float">
            <text:p>22,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563639" calcext:value-type="float">
            <text:p>-0,563639</text:p>
          </table:table-cell>
          <table:table-cell office:value-type="float" office:value="-0.43847" calcext:value-type="float">
            <text:p>-0,438470</text:p>
          </table:table-cell>
          <table:table-cell table:formula="of:=[.B8]-[.C8]" office:value-type="float" office:value="-0.125169" calcext:value-type="float">
            <text:p>-0,125169</text:p>
          </table:table-cell>
          <table:table-cell table:formula="of:=[.D8]*2625.5" office:value-type="float" office:value="-328.6312095" calcext:value-type="float">
            <text:p>-329</text:p>
          </table:table-cell>
          <table:table-cell table:formula="of:=-[.E8]*100/3507" office:value-type="float" office:value="9.37072168520103" calcext:value-type="float">
            <text:p>9,4</text:p>
          </table:table-cell>
          <table:table-cell/>
          <table:table-cell table:formula="of:=([.B8]-[.C8])*100/[.C8]" office:value-type="float" office:value="28.5467648869934" calcext:value-type="float">
            <text:p>28,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8])" office:value-type="float" office:value="-33.314994" calcext:value-type="float">
            <text:p>-33,314994</text:p>
          </table:table-cell>
          <table:table-cell table:style-name="ce2" table:formula="of:=SUM([.C2:.C8])" office:value-type="float" office:value="-31.97939" calcext:value-type="float">
            <text:p>-31,97939</text:p>
          </table:table-cell>
          <table:table-cell table:style-name="ce2" table:formula="of:=SUM([.D2:.D8])" office:value-type="float" office:value="-1.335604" calcext:value-type="float">
            <text:p>-1,335604</text:p>
          </table:table-cell>
          <table:table-cell table:style-name="ce6" table:formula="of:=SUM([.E2:.E8])" office:value-type="float" office:value="-3506.628302" calcext:value-type="float">
            <text:p>-3507</text:p>
          </table:table-cell>
          <table:table-cell table:style-name="ce8" table:formula="of:=-[.E9]*100/3507" office:value-type="float" office:value="99.9894012546336" calcext:value-type="float">
            <text:p>100,0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4" table:formula="of:=[.D9]*2625.5" office:value-type="float" office:value="-3506.628302" calcext:value-type="float">
            <text:p>-3 507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4]-[.B13]-[.B12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5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+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1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Ph+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-10.479162" calcext:value-type="float">
            <text:p>-10,479162</text:p>
          </table:table-cell>
          <table:table-cell office:value-type="float" office:value="-10.52457" calcext:value-type="float">
            <text:p>-10,524570</text:p>
          </table:table-cell>
          <table:table-cell table:formula="of:=[.B2]-[.C2]" office:value-type="float" office:value="0.0454080000000001" calcext:value-type="float">
            <text:p>0,045408</text:p>
          </table:table-cell>
          <table:table-cell table:formula="of:=[.D2]*2625.5" office:value-type="float" office:value="119.218704" calcext:value-type="float">
            <text:p>119</text:p>
          </table:table-cell>
          <table:table-cell table:formula="of:=[.E2]*100/210.439" office:value-type="float" office:value="56.6523809750095" calcext:value-type="float">
            <text:p>56,7</text:p>
          </table:table-cell>
          <table:table-cell/>
          <table:table-cell table:formula="of:=-([.B2]-[.C2])*100/[.C2]" office:value-type="float" office:value="0.43144755557709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-10.416686" calcext:value-type="float">
            <text:p>-10,416686</text:p>
          </table:table-cell>
          <table:table-cell office:value-type="float" office:value="-10.45069" calcext:value-type="float">
            <text:p>-10,450690</text:p>
          </table:table-cell>
          <table:table-cell table:formula="of:=[.B3]-[.C3]" office:value-type="float" office:value="0.0340039999999995" calcext:value-type="float">
            <text:p>0,034004</text:p>
          </table:table-cell>
          <table:table-cell table:formula="of:=[.D3]*2625.5" office:value-type="float" office:value="89.2775019999986" calcext:value-type="float">
            <text:p>89</text:p>
          </table:table-cell>
          <table:table-cell table:formula="of:=[.E3]*100/210.439" office:value-type="float" office:value="42.4244089736212" calcext:value-type="float">
            <text:p>42,4</text:p>
          </table:table-cell>
          <table:table-cell/>
          <table:table-cell table:formula="of:=-([.B3]-[.C3])*100/[.C3]" office:value-type="float" office:value="0.325375645053097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-10.416673" calcext:value-type="float">
            <text:p>-10,416673</text:p>
          </table:table-cell>
          <table:table-cell office:value-type="float" office:value="-10.45066" calcext:value-type="float">
            <text:p>-10,450660</text:p>
          </table:table-cell>
          <table:table-cell table:formula="of:=[.B4]-[.C4]" office:value-type="float" office:value="0.0339869999999998" calcext:value-type="float">
            <text:p>0,033987</text:p>
          </table:table-cell>
          <table:table-cell table:formula="of:=[.D4]*2625.5" office:value-type="float" office:value="89.2328684999994" calcext:value-type="float">
            <text:p>89</text:p>
          </table:table-cell>
          <table:table-cell table:formula="of:=[.E4]*100/210.439" office:value-type="float" office:value="42.4031992643946" calcext:value-type="float">
            <text:p>42,4</text:p>
          </table:table-cell>
          <table:table-cell/>
          <table:table-cell table:formula="of:=-([.B4]-[.C4])*100/[.C4]" office:value-type="float" office:value="0.325213909934873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float" office:value="-10.399004" calcext:value-type="float">
            <text:p>-10,399004</text:p>
          </table:table-cell>
          <table:table-cell office:value-type="float" office:value="-10.43767" calcext:value-type="float">
            <text:p>-10,437670</text:p>
          </table:table-cell>
          <table:table-cell table:formula="of:=[.B5]-[.C5]" office:value-type="float" office:value="0.038666000000001" calcext:value-type="float">
            <text:p>0,038666</text:p>
          </table:table-cell>
          <table:table-cell table:formula="of:=[.D5]*2625.5" office:value-type="float" office:value="101.517583000003" calcext:value-type="float">
            <text:p>102</text:p>
          </table:table-cell>
          <table:table-cell table:formula="of:=[.E5]*100/210.439" office:value-type="float" office:value="48.2408598216122" calcext:value-type="float">
            <text:p>48,2</text:p>
          </table:table-cell>
          <table:table-cell/>
          <table:table-cell table:formula="of:=-([.B5]-[.C5])*100/[.C5]" office:value-type="float" office:value="0.370446660988525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-10.391596" calcext:value-type="float">
            <text:p>-10,391596</text:p>
          </table:table-cell>
          <table:table-cell office:value-type="float" office:value="-10.43766" calcext:value-type="float">
            <text:p>-10,437660</text:p>
          </table:table-cell>
          <table:table-cell table:formula="of:=[.B6]-[.C6]" office:value-type="float" office:value="0.0460639999999994" calcext:value-type="float">
            <text:p>0,046064</text:p>
          </table:table-cell>
          <table:table-cell table:formula="of:=[.D6]*2625.5" office:value-type="float" office:value="120.941031999999" calcext:value-type="float">
            <text:p>121</text:p>
          </table:table-cell>
          <table:table-cell table:formula="of:=[.E6]*100/210.439" office:value-type="float" office:value="57.4708262251762" calcext:value-type="float">
            <text:p>57,5</text:p>
          </table:table-cell>
          <table:table-cell/>
          <table:table-cell table:formula="of:=-([.B6]-[.C6])*100/[.C6]" office:value-type="float" office:value="0.44132497130582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float" office:value="-10.391565" calcext:value-type="float">
            <text:p>-10,391565</text:p>
          </table:table-cell>
          <table:table-cell office:value-type="float" office:value="-10.4104" calcext:value-type="float">
            <text:p>-10,410400</text:p>
          </table:table-cell>
          <table:table-cell table:formula="of:=[.B7]-[.C7]" office:value-type="float" office:value="0.0188349999999993" calcext:value-type="float">
            <text:p>0,018835</text:p>
          </table:table-cell>
          <table:table-cell table:formula="of:=[.D7]*2625.5" office:value-type="float" office:value="49.4512924999981" calcext:value-type="float">
            <text:p>49</text:p>
          </table:table-cell>
          <table:table-cell table:formula="of:=[.E7]*100/210.439" office:value-type="float" office:value="23.4991101934518" calcext:value-type="float">
            <text:p>23,5</text:p>
          </table:table-cell>
          <table:table-cell/>
          <table:table-cell table:formula="of:=-([.B7]-[.C7])*100/[.C7]" office:value-type="float" office:value="0.180924844386376" calcext:value-type="float">
            <text:p>0,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float" office:value="-1.114609" calcext:value-type="float">
            <text:p>-1,114609</text:p>
          </table:table-cell>
          <table:table-cell office:value-type="float" office:value="-1.12473" calcext:value-type="float">
            <text:p>-1,124730</text:p>
          </table:table-cell>
          <table:table-cell table:formula="of:=[.B8]-[.C8]" office:value-type="float" office:value="0.010121" calcext:value-type="float">
            <text:p>0,010121</text:p>
          </table:table-cell>
          <table:table-cell table:formula="of:=[.D8]*2625.5" office:value-type="float" office:value="26.5726855000001" calcext:value-type="float">
            <text:p>27</text:p>
          </table:table-cell>
          <table:table-cell table:formula="of:=[.E8]*100/210.439" office:value-type="float" office:value="12.6272627697338" calcext:value-type="float">
            <text:p>12,6</text:p>
          </table:table-cell>
          <table:table-cell/>
          <table:table-cell table:formula="of:=-([.B8]-[.C8])*100/[.C8]" office:value-type="float" office:value="0.899860410943075" calcext:value-type="float">
            <text:p>0,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027839" calcext:value-type="float">
            <text:p>-1,027839</text:p>
          </table:table-cell>
          <table:table-cell office:value-type="float" office:value="-1.01003" calcext:value-type="float">
            <text:p>-1,010030</text:p>
          </table:table-cell>
          <table:table-cell table:formula="of:=[.B9]-[.C9]" office:value-type="float" office:value="-0.017809" calcext:value-type="float">
            <text:p>-0,017809</text:p>
          </table:table-cell>
          <table:table-cell table:formula="of:=[.D9]*2625.5" office:value-type="float" office:value="-46.7575294999999" calcext:value-type="float">
            <text:p>-47</text:p>
          </table:table-cell>
          <table:table-cell table:formula="of:=[.E9]*100/210.439" office:value-type="float" office:value="-22.2190418601114" calcext:value-type="float">
            <text:p>-22,2</text:p>
          </table:table-cell>
          <table:table-cell/>
          <table:table-cell table:formula="of:=-([.B9]-[.C9])*100/[.C9]" office:value-type="float" office:value="-1.76321495401126" calcext:value-type="float">
            <text:p>-1,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64836" calcext:value-type="float">
            <text:p>-0,964836</text:p>
          </table:table-cell>
          <table:table-cell office:value-type="float" office:value="-0.97797" calcext:value-type="float">
            <text:p>-0,977970</text:p>
          </table:table-cell>
          <table:table-cell table:formula="of:=[.B10]-[.C10]" office:value-type="float" office:value="0.0131340000000001" calcext:value-type="float">
            <text:p>0,013134</text:p>
          </table:table-cell>
          <table:table-cell table:formula="of:=[.D10]*2625.5" office:value-type="float" office:value="34.4833170000002" calcext:value-type="float">
            <text:p>34</text:p>
          </table:table-cell>
          <table:table-cell table:formula="of:=[.E10]*100/210.439" office:value-type="float" office:value="16.3863718227136" calcext:value-type="float">
            <text:p>16,4</text:p>
          </table:table-cell>
          <table:table-cell/>
          <table:table-cell table:formula="of:=-([.B10]-[.C10])*100/[.C10]" office:value-type="float" office:value="1.34298598116508" calcext:value-type="float">
            <text:p>1,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900474" calcext:value-type="float">
            <text:p>-0,900474</text:p>
          </table:table-cell>
          <table:table-cell office:value-type="float" office:value="-0.85079" calcext:value-type="float">
            <text:p>-0,850790</text:p>
          </table:table-cell>
          <table:table-cell table:formula="of:=[.B11]-[.C11]" office:value-type="float" office:value="-0.0496840000000001" calcext:value-type="float">
            <text:p>-0,049684</text:p>
          </table:table-cell>
          <table:table-cell table:formula="of:=[.D11]*2625.5" office:value-type="float" office:value="-130.445342" calcext:value-type="float">
            <text:p>-130</text:p>
          </table:table-cell>
          <table:table-cell table:formula="of:=[.E11]*100/210.439" office:value-type="float" office:value="-61.9872466605525" calcext:value-type="float">
            <text:p>-62,0</text:p>
          </table:table-cell>
          <table:table-cell/>
          <table:table-cell table:formula="of:=-([.B11]-[.C11])*100/[.C11]" office:value-type="float" office:value="-5.8397489392212" calcext:value-type="float">
            <text:p>-5,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28073" calcext:value-type="float">
            <text:p>-0,828073</text:p>
          </table:table-cell>
          <table:table-cell office:value-type="float" office:value="-0.81924" calcext:value-type="float">
            <text:p>-0,819240</text:p>
          </table:table-cell>
          <table:table-cell table:formula="of:=[.B12]-[.C12]" office:value-type="float" office:value="-0.00883299999999998" calcext:value-type="float">
            <text:p>-0,008833</text:p>
          </table:table-cell>
          <table:table-cell table:formula="of:=[.D12]*2625.5" office:value-type="float" office:value="-23.1910414999999" calcext:value-type="float">
            <text:p>-23</text:p>
          </table:table-cell>
          <table:table-cell table:formula="of:=[.E12]*100/210.439" office:value-type="float" office:value="-11.0203153883073" calcext:value-type="float">
            <text:p>-11,0</text:p>
          </table:table-cell>
          <table:table-cell/>
          <table:table-cell table:formula="of:=-([.B12]-[.C12])*100/[.C12]" office:value-type="float" office:value="-1.07819442410038" calcext:value-type="float">
            <text:p>-1,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774976" calcext:value-type="float">
            <text:p>-0,774976</text:p>
          </table:table-cell>
          <table:table-cell office:value-type="float" office:value="-0.75017" calcext:value-type="float">
            <text:p>-0,750170</text:p>
          </table:table-cell>
          <table:table-cell table:formula="of:=[.B13]-[.C13]" office:value-type="float" office:value="-0.024806" calcext:value-type="float">
            <text:p>-0,024806</text:p>
          </table:table-cell>
          <table:table-cell table:formula="of:=[.D13]*2625.5" office:value-type="float" office:value="-65.128153" calcext:value-type="float">
            <text:p>-65</text:p>
          </table:table-cell>
          <table:table-cell table:formula="of:=[.E13]*100/210.439" office:value-type="float" office:value="-30.9487086519134" calcext:value-type="float">
            <text:p>-30,9</text:p>
          </table:table-cell>
          <table:table-cell/>
          <table:table-cell table:formula="of:=-([.B13]-[.C13])*100/[.C13]" office:value-type="float" office:value="-3.306717144114" calcext:value-type="float">
            <text:p>-3,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735005" calcext:value-type="float">
            <text:p>-0,735005</text:p>
          </table:table-cell>
          <table:table-cell office:value-type="float" office:value="-0.7153" calcext:value-type="float">
            <text:p>-0,715300</text:p>
          </table:table-cell>
          <table:table-cell table:formula="of:=[.B14]-[.C14]" office:value-type="float" office:value="-0.0197050000000001" calcext:value-type="float">
            <text:p>-0,019705</text:p>
          </table:table-cell>
          <table:table-cell table:formula="of:=[.D14]*2625.5" office:value-type="float" office:value="-51.7354775000002" calcext:value-type="float">
            <text:p>-52</text:p>
          </table:table-cell>
          <table:table-cell table:formula="of:=[.E14]*100/210.439" office:value-type="float" office:value="-24.5845482538884" calcext:value-type="float">
            <text:p>-24,6</text:p>
          </table:table-cell>
          <table:table-cell/>
          <table:table-cell table:formula="of:=-([.B14]-[.C14])*100/[.C14]" office:value-type="float" office:value="-2.75478820075494" calcext:value-type="float">
            <text:p>-2,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726364" calcext:value-type="float">
            <text:p>-0,726364</text:p>
          </table:table-cell>
          <table:table-cell office:value-type="float" office:value="-0.67647" calcext:value-type="float">
            <text:p>-0,676470</text:p>
          </table:table-cell>
          <table:table-cell table:formula="of:=[.B15]-[.C15]" office:value-type="float" office:value="-0.049894" calcext:value-type="float">
            <text:p>-0,049894</text:p>
          </table:table-cell>
          <table:table-cell table:formula="of:=[.D15]*2625.5" office:value-type="float" office:value="-130.996697" calcext:value-type="float">
            <text:p>-131</text:p>
          </table:table-cell>
          <table:table-cell table:formula="of:=[.E15]*100/210.439" office:value-type="float" office:value="-62.2492489510024" calcext:value-type="float">
            <text:p>-62,2</text:p>
          </table:table-cell>
          <table:table-cell/>
          <table:table-cell table:formula="of:=-([.B15]-[.C15])*100/[.C15]" office:value-type="float" office:value="-7.37564119620974" calcext:value-type="float">
            <text:p>-7,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691514" calcext:value-type="float">
            <text:p>-0,691514</text:p>
          </table:table-cell>
          <table:table-cell office:value-type="float" office:value="-0.66127" calcext:value-type="float">
            <text:p>-0,661270</text:p>
          </table:table-cell>
          <table:table-cell table:formula="of:=[.B16]-[.C16]" office:value-type="float" office:value="-0.0302439999999999" calcext:value-type="float">
            <text:p>-0,030244</text:p>
          </table:table-cell>
          <table:table-cell table:formula="of:=[.D16]*2625.5" office:value-type="float" office:value="-79.4056219999998" calcext:value-type="float">
            <text:p>-79</text:p>
          </table:table-cell>
          <table:table-cell table:formula="of:=[.E16]*100/210.439" office:value-type="float" office:value="-37.7333203446129" calcext:value-type="float">
            <text:p>-37,7</text:p>
          </table:table-cell>
          <table:table-cell/>
          <table:table-cell table:formula="of:=-([.B16]-[.C16])*100/[.C16]" office:value-type="float" office:value="-4.57362348208749" calcext:value-type="float">
            <text:p>-4,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637464" calcext:value-type="float">
            <text:p>-0,637464</text:p>
          </table:table-cell>
          <table:table-cell office:value-type="float" office:value="-0.62272" calcext:value-type="float">
            <text:p>-0,622720</text:p>
          </table:table-cell>
          <table:table-cell table:formula="of:=[.B17]-[.C17]" office:value-type="float" office:value="-0.014744" calcext:value-type="float">
            <text:p>-0,014744</text:p>
          </table:table-cell>
          <table:table-cell table:formula="of:=[.D17]*2625.5" office:value-type="float" office:value="-38.7103719999999" calcext:value-type="float">
            <text:p>-39</text:p>
          </table:table-cell>
          <table:table-cell table:formula="of:=[.E17]*100/210.439" office:value-type="float" office:value="-18.3950560494965" calcext:value-type="float">
            <text:p>-18,4</text:p>
          </table:table-cell>
          <table:table-cell/>
          <table:table-cell table:formula="of:=-([.B17]-[.C17])*100/[.C17]" office:value-type="float" office:value="-2.36767728674203" calcext:value-type="float">
            <text:p>-2,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632285" calcext:value-type="float">
            <text:p>-0,632285</text:p>
          </table:table-cell>
          <table:table-cell office:value-type="float" office:value="-0.6038" calcext:value-type="float">
            <text:p>-0,603800</text:p>
          </table:table-cell>
          <table:table-cell table:formula="of:=[.B18]-[.C18]" office:value-type="float" office:value="-0.028485" calcext:value-type="float">
            <text:p>-0,028485</text:p>
          </table:table-cell>
          <table:table-cell table:formula="of:=[.D18]*2625.5" office:value-type="float" office:value="-74.7873675" calcext:value-type="float">
            <text:p>-75</text:p>
          </table:table-cell>
          <table:table-cell table:formula="of:=[.E18]*100/210.439" office:value-type="float" office:value="-35.5387392546058" calcext:value-type="float">
            <text:p>-35,5</text:p>
          </table:table-cell>
          <table:table-cell/>
          <table:table-cell table:formula="of:=-([.B18]-[.C18])*100/[.C18]" office:value-type="float" office:value="-4.71762172904935" calcext:value-type="float">
            <text:p>-4,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552743" calcext:value-type="float">
            <text:p>-0,552743</text:p>
          </table:table-cell>
          <table:table-cell office:value-type="float" office:value="-0.59179" calcext:value-type="float">
            <text:p>-0,591790</text:p>
          </table:table-cell>
          <table:table-cell table:formula="of:=[.B19]-[.C19]" office:value-type="float" office:value="0.0390469999999999" calcext:value-type="float">
            <text:p>0,039047</text:p>
          </table:table-cell>
          <table:table-cell table:formula="of:=[.D19]*2625.5" office:value-type="float" office:value="102.5178985" calcext:value-type="float">
            <text:p>103</text:p>
          </table:table-cell>
          <table:table-cell table:formula="of:=[.E19]*100/210.439" office:value-type="float" office:value="48.7162068342844" calcext:value-type="float">
            <text:p>48,7</text:p>
          </table:table-cell>
          <table:table-cell/>
          <table:table-cell table:formula="of:=-([.B19]-[.C19])*100/[.C19]" office:value-type="float" office:value="6.5981175754913" calcext:value-type="float">
            <text:p>6,6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474018" calcext:value-type="float">
            <text:p>-0,474018</text:p>
          </table:table-cell>
          <table:table-cell office:value-type="float" office:value="-0.49272" calcext:value-type="float">
            <text:p>-0,492720</text:p>
          </table:table-cell>
          <table:table-cell table:formula="of:=[.B20]-[.C20]" office:value-type="float" office:value="0.018702" calcext:value-type="float">
            <text:p>0,018702</text:p>
          </table:table-cell>
          <table:table-cell table:formula="of:=[.D20]*2625.5" office:value-type="float" office:value="49.102101" calcext:value-type="float">
            <text:p>49</text:p>
          </table:table-cell>
          <table:table-cell table:formula="of:=[.E20]*100/210.439" office:value-type="float" office:value="23.3331754095011" calcext:value-type="float">
            <text:p>23,3</text:p>
          </table:table-cell>
          <table:table-cell/>
          <table:table-cell table:formula="of:=-([.B20]-[.C20])*100/[.C20]" office:value-type="float" office:value="3.79566488066244" calcext:value-type="float">
            <text:p>3,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63452" calcext:value-type="float">
            <text:p>-0,463452</text:p>
          </table:table-cell>
          <table:table-cell office:value-type="float" office:value="-0.48984" calcext:value-type="float">
            <text:p>-0,489840</text:p>
          </table:table-cell>
          <table:table-cell table:formula="of:=[.B21]-[.C21]" office:value-type="float" office:value="0.026388" calcext:value-type="float">
            <text:p>0,026388</text:p>
          </table:table-cell>
          <table:table-cell table:formula="of:=[.D21]*2625.5" office:value-type="float" office:value="69.2816940000001" calcext:value-type="float">
            <text:p>69</text:p>
          </table:table-cell>
          <table:table-cell table:formula="of:=[.E21]*100/210.439" office:value-type="float" office:value="32.9224592399698" calcext:value-type="float">
            <text:p>32,9</text:p>
          </table:table-cell>
          <table:table-cell/>
          <table:table-cell table:formula="of:=-([.B21]-[.C21])*100/[.C21]" office:value-type="float" office:value="5.38706516413523" calcext:value-type="float">
            <text:p>5,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21])" office:value-type="float" office:value="-73.018338" calcext:value-type="float">
            <text:p>-73,018338</text:p>
          </table:table-cell>
          <table:table-cell table:style-name="ce12" table:formula="of:=SUM([.C2:.C21])" office:value-type="float" office:value="-73.09849" calcext:value-type="float">
            <text:p>-73,098490</text:p>
          </table:table-cell>
          <table:table-cell table:style-name="ce12" table:formula="of:=SUM([.D2:.D21])" office:value-type="float" office:value="0.0801519999999992" calcext:value-type="float">
            <text:p>0,080152</text:p>
          </table:table-cell>
          <table:table-cell table:style-name="ce14" table:formula="of:=SUM([.E2:.E21])" office:value-type="float" office:value="210.439075999998" calcext:value-type="float">
            <text:p>210,44</text:p>
          </table:table-cell>
          <table:table-cell table:style-name="ce8" table:formula="of:=SUM([.F2:.F21])" office:value-type="float" office:value="100.000036114978" calcext:value-type="float">
            <text:p>100,0</text:p>
          </table:table-cell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8]-[.B27]-[.B26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9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-N2+" table:style-name="ta1">
        <table:table-column table:style-name="co4" table:default-cell-style-name="ce35"/>
        <table:table-column table:style-name="co5" table:default-cell-style-name="ce45"/>
        <table:table-column table:style-name="co6" table:default-cell-style-name="ce54"/>
        <table:table-column table:style-name="co7" table:default-cell-style-name="ce54"/>
        <table:table-column table:style-name="co8" table:default-cell-style-name="ce42"/>
        <table:table-column table:style-name="co9" table:default-cell-style-name="ce55"/>
        <table:table-column table:style-name="co1" table:default-cell-style-name="ce54"/>
        <table:table-column table:style-name="co1" table:visibility="collapse" table:default-cell-style-name="ce64"/>
        <table:table-column table:style-name="co1" table:default-cell-style-name="ce69"/>
        <table:table-column table:style-name="co1" table:default-cell-style-name="ce73"/>
        <table:table-column table:style-name="co1" table:default-cell-style-name="ce75"/>
        <table:table-column table:style-name="co1" table:number-columns-repeated="1013" table:default-cell-style-name="ce73"/>
        <table:table-row table:style-name="ro2">
          <table:table-cell table:style-name="ce31" table:number-columns-repeated="3"/>
          <table:table-cell table:style-name="ce58"/>
          <table:table-cell table:style-name="ce61" office:value-type="string" calcext:value-type="string">
            <text:p>Occupied molecular orbitals</text:p>
          </table:table-cell>
          <table:table-cell table:style-name="ce31" table:number-columns-repeated="4"/>
          <table:table-cell table:style-name="ce16" table:number-columns-repeated="1015"/>
        </table:table-row>
        <table:table-row table:style-name="ro1">
          <table:table-cell table:style-name="ce32" office:value-type="string" calcext:value-type="string">
            <text:p>№ MO</text:p>
          </table:table-cell>
          <table:table-cell table:style-name="ce32" office:value-type="string" calcext:value-type="string">
            <text:p>E MO(N2)</text:p>
          </table:table-cell>
          <table:table-cell table:style-name="ce32" office:value-type="string" calcext:value-type="string">
            <text:p>E MO(NH2+)</text:p>
          </table:table-cell>
          <table:table-cell table:style-name="ce32" office:value-type="string" calcext:value-type="string">
            <text:p>E MO(NH-N2+)</text:p>
          </table:table-cell>
          <table:table-cell table:style-name="ce32" office:value-type="string" calcext:value-type="string">
            <text:p>dE MO(N2)</text:p>
          </table:table-cell>
          <table:table-cell table:style-name="ce32" office:value-type="string" calcext:value-type="string">
            <text:p>dE MO(NH2+)</text:p>
          </table:table-cell>
          <table:table-cell table:style-name="ce32" office:value-type="string" calcext:value-type="string">
            <text:p>dE MO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%</text:p>
          </table:table-cell>
          <table:table-cell table:style-name="ce16" table:number-columns-repeated="101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42" office:value-type="float" office:value="-14.450116" calcext:value-type="float">
            <text:p>-14,450116</text:p>
          </table:table-cell>
          <table:table-cell table:style-name="ce42"/>
          <table:table-cell table:style-name="ce42" office:value-type="float" office:value="-14.813807" calcext:value-type="float">
            <text:p>-14,813807</text:p>
          </table:table-cell>
          <table:table-cell table:formula="of:=[.D3]-[.B3]" office:value-type="float" office:value="-0.363691000000001" calcext:value-type="float">
            <text:p>-0,363691</text:p>
          </table:table-cell>
          <table:table-cell table:style-name="ce42"/>
          <table:table-cell table:formula="of:=[.E3]+[.F3]" office:value-type="float" office:value="-0.363691000000001" calcext:value-type="float">
            <text:p>-0,363691</text:p>
          </table:table-cell>
          <table:table-cell table:formula="of:=[.G3]*2625.5" office:value-type="float" office:value="-954.870720500003" calcext:value-type="float">
            <text:p>-955</text:p>
          </table:table-cell>
          <table:table-cell table:formula="of:=[.G3]*100/-2.013339" office:value-type="float" office:value="18.0640716739705" calcext:value-type="float">
            <text:p>18,06</text:p>
          </table:table-cell>
          <table:table-cell table:style-name="ce72" table:number-columns-repeated="1015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-14.889393" calcext:value-type="float">
            <text:p>-14,889393</text:p>
          </table:table-cell>
          <table:table-cell table:style-name="ce43" office:value-type="float" office:value="-14.747831" calcext:value-type="float">
            <text:p>-14,747831</text:p>
          </table:table-cell>
          <table:table-cell table:style-name="ce43"/>
          <table:table-cell table:formula="of:=[.D4]-[.C4]" office:value-type="float" office:value="0.141562" calcext:value-type="float">
            <text:p>0,141562</text:p>
          </table:table-cell>
          <table:table-cell table:style-name="ce55" table:formula="of:=[.E4]+[.F4]" office:value-type="float" office:value="0.141562" calcext:value-type="float">
            <text:p>0,141562</text:p>
          </table:table-cell>
          <table:table-cell table:style-name="ce65" table:formula="of:=[.G4]*2625.5" office:value-type="float" office:value="371.671031" calcext:value-type="float">
            <text:p>372</text:p>
          </table:table-cell>
          <table:table-cell table:formula="of:=[.G4]*100/-2.013339" office:value-type="float" office:value="-7.03120537574646" calcext:value-type="float">
            <text:p>-7,03</text:p>
          </table:table-cell>
          <table:table-cell table:style-name="ce72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4" office:value-type="float" office:value="-14.4486" calcext:value-type="float">
            <text:p>-14,44860</text:p>
          </table:table-cell>
          <table:table-cell/>
          <table:table-cell office:value-type="float" office:value="-14.719726" calcext:value-type="float">
            <text:p>-14,719726</text:p>
          </table:table-cell>
          <table:table-cell table:formula="of:=[.D5]-[.B5]" office:value-type="float" office:value="-0.271125999999999" calcext:value-type="float">
            <text:p>-0,271126</text:p>
          </table:table-cell>
          <table:table-cell table:style-name="ce54"/>
          <table:table-cell table:formula="of:=[.E5]+[.F5]" office:value-type="float" office:value="-0.271125999999999" calcext:value-type="float">
            <text:p>-0,271126</text:p>
          </table:table-cell>
          <table:table-cell table:formula="of:=[.G5]*2625.5" office:value-type="float" office:value="-711.841312999997" calcext:value-type="float">
            <text:p>-712</text:p>
          </table:table-cell>
          <table:table-cell table:formula="of:=[.G5]*100/-2.013339" office:value-type="float" office:value="13.4664852764487" calcext:value-type="float">
            <text:p>13,47</text:p>
          </table:table-cell>
          <table:table-cell table:number-columns-repeated="3"/>
          <table:table-cell table:style-name="ce77" table:number-columns-repeated="3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134986" calcext:value-type="float">
            <text:p>-1,134986</text:p>
          </table:table-cell>
          <table:table-cell/>
          <table:table-cell office:value-type="float" office:value="-1.4586691" calcext:value-type="float">
            <text:p>-1,458669</text:p>
          </table:table-cell>
          <table:table-cell table:formula="of:=[.D6]-[.B6]" office:value-type="float" office:value="-0.3236831" calcext:value-type="float">
            <text:p>-0,323683</text:p>
          </table:table-cell>
          <table:table-cell table:style-name="ce54"/>
          <table:table-cell table:formula="of:=[.E6]+[.F6]" office:value-type="float" office:value="-0.3236831" calcext:value-type="float">
            <text:p>-0,323683</text:p>
          </table:table-cell>
          <table:table-cell table:formula="of:=[.G6]*2625.5" office:value-type="float" office:value="-849.82997905" calcext:value-type="float">
            <text:p>-850</text:p>
          </table:table-cell>
          <table:table-cell table:formula="of:=[.G6]*100/-2.013339" office:value-type="float" office:value="16.0769299159257" calcext:value-type="float">
            <text:p>16,08</text:p>
          </table:table-cell>
          <table:table-cell table:number-columns-repeated="4"/>
          <table:table-cell table:style-name="ce78" table:number-columns-repeated="2"/>
          <table:table-cell table:number-columns-repeated="1009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46"/>
          <table:table-cell table:style-name="ce55" office:value-type="float" office:value="-1.265568" calcext:value-type="float">
            <text:p>-1,265568</text:p>
          </table:table-cell>
          <table:table-cell table:style-name="ce55" office:value-type="float" office:value="-1.29867" calcext:value-type="float">
            <text:p>-1,298670</text:p>
          </table:table-cell>
          <table:table-cell table:style-name="ce43"/>
          <table:table-cell table:formula="of:=[.D7]-[.C7]" office:value-type="float" office:value="-0.033102" calcext:value-type="float">
            <text:p>-0,033102</text:p>
          </table:table-cell>
          <table:table-cell table:style-name="ce55" table:formula="of:=[.E7]+[.F7]" office:value-type="float" office:value="-0.033102" calcext:value-type="float">
            <text:p>-0,033102</text:p>
          </table:table-cell>
          <table:table-cell table:style-name="ce65" table:formula="of:=[.G7]*2625.5" office:value-type="float" office:value="-86.909301" calcext:value-type="float">
            <text:p>-87</text:p>
          </table:table-cell>
          <table:table-cell table:formula="of:=[.G7]*100/-2.013339" office:value-type="float" office:value="1.64413444531696" calcext:value-type="float">
            <text:p>1,64</text:p>
          </table:table-cell>
          <table:table-cell table:number-columns-repeated="4"/>
          <table:table-cell table:style-name="ce78" table:number-columns-repeated="2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65855" calcext:value-type="float">
            <text:p>-0,565855</text:p>
          </table:table-cell>
          <table:table-cell/>
          <table:table-cell office:value-type="float" office:value="-0.965855" calcext:value-type="float">
            <text:p>-0,965855</text:p>
          </table:table-cell>
          <table:table-cell table:formula="of:=[.D8]-[.B8]" office:value-type="float" office:value="-0.4" calcext:value-type="float">
            <text:p>-0,400000</text:p>
          </table:table-cell>
          <table:table-cell table:style-name="ce54"/>
          <table:table-cell table:formula="of:=[.E8]+[.F8]" office:value-type="float" office:value="-0.4" calcext:value-type="float">
            <text:p>-0,400000</text:p>
          </table:table-cell>
          <table:table-cell table:formula="of:=[.G8]*2625.5" office:value-type="float" office:value="-1050.2" calcext:value-type="float">
            <text:p>-1 050</text:p>
          </table:table-cell>
          <table:table-cell table:formula="of:=[.G8]*100/-2.013339" office:value-type="float" office:value="19.8674937504315" calcext:value-type="float">
            <text:p>19,87</text:p>
          </table:table-cell>
          <table:table-cell table:number-columns-repeated="4"/>
          <table:table-cell table:style-name="ce78" table:number-columns-repeated="2"/>
          <table:table-cell table:number-columns-repeated="1009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46"/>
          <table:table-cell table:style-name="ce55" office:value-type="float" office:value="-0.891819" calcext:value-type="float">
            <text:p>-0,891819</text:p>
          </table:table-cell>
          <table:table-cell table:style-name="ce55" office:value-type="float" office:value="-0.88605" calcext:value-type="float">
            <text:p>-0,886050</text:p>
          </table:table-cell>
          <table:table-cell table:style-name="ce43"/>
          <table:table-cell table:formula="of:=[.D9]-[.C9]" office:value-type="float" office:value="0.00576899999999991" calcext:value-type="float">
            <text:p>0,005769</text:p>
          </table:table-cell>
          <table:table-cell table:style-name="ce55" table:formula="of:=[.E9]+[.F9]" office:value-type="float" office:value="0.00576899999999991" calcext:value-type="float">
            <text:p>0,005769</text:p>
          </table:table-cell>
          <table:table-cell table:style-name="ce65" table:formula="of:=[.G9]*2625.5" office:value-type="float" office:value="15.1465094999998" calcext:value-type="float">
            <text:p>15</text:p>
          </table:table-cell>
          <table:table-cell table:formula="of:=[.G9]*100/-2.013339" office:value-type="float" office:value="-0.286538928615594" calcext:value-type="float">
            <text:p>-0,29</text:p>
          </table:table-cell>
          <table:table-cell table:number-columns-repeated="4"/>
          <table:table-cell table:style-name="ce78" table:number-columns-repeated="2"/>
          <table:table-cell table:number-columns-repeated="1009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46"/>
          <table:table-cell table:style-name="ce55" office:value-type="float" office:value="-0.744735" calcext:value-type="float">
            <text:p>-0,744735</text:p>
          </table:table-cell>
          <table:table-cell table:style-name="ce55" office:value-type="float" office:value="-0.80929" calcext:value-type="float">
            <text:p>-0,809290</text:p>
          </table:table-cell>
          <table:table-cell table:style-name="ce43"/>
          <table:table-cell table:formula="of:=[.D10]-[.C10]" office:value-type="float" office:value="-0.064555" calcext:value-type="float">
            <text:p>-0,064555</text:p>
          </table:table-cell>
          <table:table-cell table:style-name="ce55" table:formula="of:=[.E10]+[.F10]" office:value-type="float" office:value="-0.064555" calcext:value-type="float">
            <text:p>-0,064555</text:p>
          </table:table-cell>
          <table:table-cell table:style-name="ce65" table:formula="of:=[.G10]*2625.5" office:value-type="float" office:value="-169.4891525" calcext:value-type="float">
            <text:p>-169</text:p>
          </table:table-cell>
          <table:table-cell table:formula="of:=[.G10]*100/-2.013339" office:value-type="float" office:value="3.20636514764776" calcext:value-type="float">
            <text:p>3,21</text:p>
          </table:table-cell>
          <table:table-cell table:number-columns-repeated="4"/>
          <table:table-cell table:style-name="ce78" table:number-columns-repeated="2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2" office:value-type="float" office:value="-0.471908" calcext:value-type="float">
            <text:p>-0,471908</text:p>
          </table:table-cell>
          <table:table-cell/>
          <table:table-cell table:style-name="ce42" office:value-type="float" office:value="-0.7477091" calcext:value-type="float">
            <text:p>-0,747709</text:p>
          </table:table-cell>
          <table:table-cell table:formula="of:=[.D11]-[.B11]" office:value-type="float" office:value="-0.2758011" calcext:value-type="float">
            <text:p>-0,275801</text:p>
          </table:table-cell>
          <table:table-cell table:style-name="ce42"/>
          <table:table-cell table:formula="of:=[.E11]+[.F11]" office:value-type="float" office:value="-0.2758011" calcext:value-type="float">
            <text:p>-0,275801</text:p>
          </table:table-cell>
          <table:table-cell table:formula="of:=[.G11]*2625.5" office:value-type="float" office:value="-724.11578805" calcext:value-type="float">
            <text:p>-724</text:p>
          </table:table-cell>
          <table:table-cell table:formula="of:=[.G11]*100/-2.013339" office:value-type="float" office:value="13.6986915765303" calcext:value-type="float">
            <text:p>13,70</text:p>
          </table:table-cell>
          <table:table-cell table:style-name="ce74"/>
          <table:table-cell table:style-name="ce76"/>
          <table:table-cell table:style-name="ce74" table:number-columns-repeated="2"/>
          <table:table-cell table:style-name="ce79" table:number-columns-repeated="2"/>
          <table:table-cell table:style-name="ce74"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71925" calcext:value-type="float">
            <text:p>-0,471925</text:p>
          </table:table-cell>
          <table:table-cell/>
          <table:table-cell office:value-type="float" office:value="-0.738254" calcext:value-type="float">
            <text:p>-0,738254</text:p>
          </table:table-cell>
          <table:table-cell table:formula="of:=[.D12]-[.B12]" office:value-type="float" office:value="-0.266329" calcext:value-type="float">
            <text:p>-0,266329</text:p>
          </table:table-cell>
          <table:table-cell table:style-name="ce54"/>
          <table:table-cell table:formula="of:=[.E12]+[.F12]" office:value-type="float" office:value="-0.266329" calcext:value-type="float">
            <text:p>-0,266329</text:p>
          </table:table-cell>
          <table:table-cell table:formula="of:=[.G12]*2625.5" office:value-type="float" office:value="-699.2467895" calcext:value-type="float">
            <text:p>-699</text:p>
          </table:table-cell>
          <table:table-cell table:formula="of:=[.G12]*100/-2.013339" office:value-type="float" office:value="13.2282243576467" calcext:value-type="float">
            <text:p>13,23</text:p>
          </table:table-cell>
          <table:table-cell table:number-columns-repeated="4"/>
          <table:table-cell table:style-name="ce78" table:number-columns-repeated="2"/>
          <table:table-cell table:number-columns-repeated="1009"/>
        </table:table-row>
        <table:table-row table:style-name="ro1">
          <table:table-cell table:style-name="ce37" office:value-type="string" calcext:value-type="string">
            <text:p>11*</text:p>
          </table:table-cell>
          <table:table-cell table:style-name="ce47" office:value-type="float" office:value="-0.438559" calcext:value-type="float">
            <text:p>-0,438559</text:p>
          </table:table-cell>
          <table:table-cell table:style-name="ce47"/>
          <table:table-cell table:style-name="ce59" office:value-type="float" office:value="-0.600942" calcext:value-type="float">
            <text:p>-0,600942</text:p>
          </table:table-cell>
          <table:table-cell table:style-name="ce52" table:formula="of:=[.D13]-[.B13]" office:value-type="float" office:value="-0.162383" calcext:value-type="float">
            <text:p>-0,162383</text:p>
          </table:table-cell>
          <table:table-cell table:style-name="ce47"/>
          <table:table-cell table:style-name="ce47" table:formula="of:=[.E13]+[.F13]" office:value-type="float" office:value="-0.162383" calcext:value-type="float">
            <text:p>-0,162383</text:p>
          </table:table-cell>
          <table:table-cell table:style-name="ce66" table:formula="of:=[.G13]*2625.5" office:value-type="float" office:value="-426.3365665" calcext:value-type="float">
            <text:p>-426</text:p>
          </table:table-cell>
          <table:table-cell table:formula="of:=[.G13]*100/-2.013339" office:value-type="float" office:value="8.06535809419079" calcext:value-type="float">
            <text:p>8,07</text:p>
          </table:table-cell>
          <table:table-cell table:number-columns-repeated="1015"/>
        </table:table-row>
        <table:table-row table:style-name="ro1">
          <table:table-cell table:style-name="ce32" office:value-type="string" calcext:value-type="string">
            <text:p>Sum</text:p>
          </table:table-cell>
          <table:table-cell table:style-name="ce48" table:formula="of:=SUM([.B3:.B13])" office:value-type="float" office:value="-31.981949" calcext:value-type="float">
            <text:p>-31,981949</text:p>
          </table:table-cell>
          <table:table-cell table:style-name="ce48" table:formula="of:=SUM([.C3:.C13])" office:value-type="float" office:value="-17.791515" calcext:value-type="float">
            <text:p>-17,791515</text:p>
          </table:table-cell>
          <table:table-cell table:style-name="ce48" table:formula="of:=SUM([.D3:.D13])" office:value-type="float" office:value="-51.7868032" calcext:value-type="float">
            <text:p>-51,786803</text:p>
          </table:table-cell>
          <table:table-cell table:style-name="ce48" table:formula="of:=SUM([.E3:.E13])" office:value-type="float" office:value="-2.0630132" calcext:value-type="float">
            <text:p>-2,063013</text:p>
          </table:table-cell>
          <table:table-cell table:style-name="ce48" table:formula="of:=SUM([.F3:.F13])" office:value-type="float" office:value="0.0496739999999999" calcext:value-type="float">
            <text:p>0,049674</text:p>
          </table:table-cell>
          <table:table-cell table:style-name="ce48" table:formula="of:=SUM([.G3:.G13])" office:value-type="float" office:value="-2.0133392" calcext:value-type="float">
            <text:p>-2,013339</text:p>
          </table:table-cell>
          <table:table-cell table:style-name="ce48" table:formula="of:=SUM([.H3:.H13])" office:value-type="float" office:value="-5286.0220696" calcext:value-type="float">
            <text:p>-5286,022070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32" office:value-type="string" calcext:value-type="string">
            <text:p>%</text:p>
          </table:table-cell>
          <table:table-cell table:style-name="ce49" table:formula="of:=100*[.B14]/[.D14]" office:value-type="float" office:value="61.756947762321" calcext:value-type="float">
            <text:p>61,76</text:p>
          </table:table-cell>
          <table:table-cell table:style-name="ce49" table:formula="of:=100*[.C14]/[.D14]" office:value-type="float" office:value="34.3553065658241" calcext:value-type="float">
            <text:p>34,36</text:p>
          </table:table-cell>
          <table:table-cell table:style-name="ce60"/>
          <table:table-cell table:style-name="ce62" table:formula="of:=100*[.E14]/[.G14]" office:value-type="float" office:value="102.467244466308" calcext:value-type="float">
            <text:p>102,47</text:p>
          </table:table-cell>
          <table:table-cell table:style-name="ce62" table:formula="of:=100*[.F14]/[.G14]" office:value-type="float" office:value="-2.46724446630751" calcext:value-type="float">
            <text:p>-2,47</text:p>
          </table:table-cell>
          <table:table-cell table:style-name="ce60" table:number-columns-repeated="2"/>
          <table:table-cell table:style-name="ce62" table:formula="of:=SUM([.I3:.I13])" office:value-type="float" office:value="100.000009933747" calcext:value-type="float">
            <text:p>100,00</text:p>
          </table:table-cell>
          <table:table-cell table:number-columns-repeated="1015"/>
        </table:table-row>
        <table:table-row table:style-name="ro1">
          <table:table-cell table:style-name="ce38"/>
          <table:table-cell table:style-name="ce50"/>
          <table:table-cell table:style-name="ce56"/>
          <table:table-cell table:style-name="ce50"/>
          <table:table-cell table:style-name="ce63"/>
          <table:table-cell table:style-name="ce56" table:number-columns-repeated="2"/>
          <table:table-cell table:style-name="ce67"/>
          <table:table-cell table:style-name="ce70"/>
          <table:table-cell table:number-columns-repeated="1015"/>
        </table:table-row>
        <table:table-row table:style-name="ro3">
          <table:table-cell table:style-name="ce39"/>
          <table:table-cell table:style-name="ce51"/>
          <table:table-cell table:style-name="ce57"/>
          <table:table-cell table:style-name="ce51"/>
          <table:table-cell table:style-name="ce61" office:value-type="string" calcext:value-type="string">
            <text:p>Unoccupied molecular orbitals</text:p>
          </table:table-cell>
          <table:table-cell table:style-name="ce57" table:number-columns-repeated="2"/>
          <table:table-cell table:style-name="ce68"/>
          <table:table-cell table:style-name="ce71"/>
          <table:table-cell table:number-columns-repeated="1015"/>
        </table:table-row>
        <table:table-row table:style-name="ro1">
          <table:table-cell table:style-name="ce40"/>
          <table:table-cell table:style-name="ce32" office:value-type="string" calcext:value-type="string">
            <text:p>E MO(N2)</text:p>
          </table:table-cell>
          <table:table-cell table:style-name="ce32" office:value-type="string" calcext:value-type="string">
            <text:p>E MO(NH2+)</text:p>
          </table:table-cell>
          <table:table-cell table:style-name="ce32" office:value-type="string" calcext:value-type="string">
            <text:p>E MO(NH-N2+)</text:p>
          </table:table-cell>
          <table:table-cell table:style-name="ce32" office:value-type="string" calcext:value-type="string">
            <text:p>dE MO(N2)</text:p>
          </table:table-cell>
          <table:table-cell table:style-name="ce32" office:value-type="string" calcext:value-type="string">
            <text:p>dE MO(NH2+)</text:p>
          </table:table-cell>
          <table:table-cell table:style-name="ce32" office:value-type="string" calcext:value-type="string">
            <text:p>dE MO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39746" calcext:value-type="float">
            <text:p>-0,039746</text:p>
          </table:table-cell>
          <table:table-cell/>
          <table:table-cell office:value-type="float" office:value="-0.33854" calcext:value-type="float">
            <text:p>-0,338540</text:p>
          </table:table-cell>
          <table:table-cell table:formula="of:=[.D19]-[.B19]" office:value-type="float" office:value="-0.298794" calcext:value-type="float">
            <text:p>-0,298794</text:p>
          </table:table-cell>
          <table:table-cell table:style-name="ce42"/>
          <table:table-cell table:formula="of:=[.E19]+[.F19]" office:value-type="float" office:value="-0.298794" calcext:value-type="float">
            <text:p>-0,298794</text:p>
          </table:table-cell>
          <table:table-cell table:formula="of:=[.G19]*2625.5" office:value-type="float" office:value="-784.483647" calcext:value-type="float">
            <text:p>-784</text:p>
          </table:table-cell>
          <table:table-cell table:formula="of:=[.G19]*100/-2.013339" office:value-type="float" office:value="14.8407198191661" calcext:value-type="float">
            <text:p>14,84</text:p>
          </table:table-cell>
          <table:table-cell table:number-columns-repeated="1015"/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46"/>
          <table:table-cell table:style-name="ce55" office:value-type="float" office:value="-0.265744" calcext:value-type="float">
            <text:p>-0,265744</text:p>
          </table:table-cell>
          <table:table-cell table:style-name="ce46" office:value-type="float" office:value="-0.299308" calcext:value-type="float">
            <text:p>-0,299308</text:p>
          </table:table-cell>
          <table:table-cell table:style-name="ce43"/>
          <table:table-cell table:formula="of:=[.D20]-[.C20]" office:value-type="float" office:value="-0.033564" calcext:value-type="float">
            <text:p>-0,033564</text:p>
          </table:table-cell>
          <table:table-cell table:style-name="ce55" table:formula="of:=[.E20]+[.F20]" office:value-type="float" office:value="-0.033564" calcext:value-type="float">
            <text:p>-0,033564</text:p>
          </table:table-cell>
          <table:table-cell table:style-name="ce65" table:formula="of:=[.G20]*2625.5" office:value-type="float" office:value="-88.122282" calcext:value-type="float">
            <text:p>-88</text:p>
          </table:table-cell>
          <table:table-cell table:formula="of:=[.G20]*100/-2.013339" office:value-type="float" office:value="1.66708140059871" calcext:value-type="float">
            <text:p>1,67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14*</text:p>
          </table:table-cell>
          <table:table-cell table:style-name="ce52"/>
          <table:table-cell table:style-name="ce47" office:value-type="float" office:value="-0.610093" calcext:value-type="float">
            <text:p>-0,610093</text:p>
          </table:table-cell>
          <table:table-cell table:style-name="ce52" office:value-type="float" office:value="-0.235372" calcext:value-type="float">
            <text:p>-0,235372</text:p>
          </table:table-cell>
          <table:table-cell table:style-name="ce52"/>
          <table:table-cell table:style-name="ce47" table:formula="of:=[.D21]-[.C21]" office:value-type="float" office:value="0.374721" calcext:value-type="float">
            <text:p>0,374721</text:p>
          </table:table-cell>
          <table:table-cell table:style-name="ce47" table:formula="of:=[.E21]+[.F21]" office:value-type="float" office:value="0.374721" calcext:value-type="float">
            <text:p>0,374721</text:p>
          </table:table-cell>
          <table:table-cell table:style-name="ce66" table:formula="of:=[.G21]*2625.5" office:value-type="float" office:value="983.8299855" calcext:value-type="float">
            <text:p>984</text:p>
          </table:table-cell>
          <table:table-cell table:formula="of:=[.G21]*100/-2.013339" office:value-type="float" office:value="-18.6119178141386" calcext:value-type="float">
            <text:p>-18,61</text:p>
          </table:table-cell>
          <table:table-cell table:style-name="ce74"/>
          <table:table-cell table:style-name="ce76"/>
          <table:table-cell table:style-name="ce74" table:number-columns-repeated="1013"/>
        </table:table-row>
        <table:table-row table:style-name="ro1">
          <table:table-cell table:style-name="ce38"/>
          <table:table-cell table:style-name="ce50"/>
          <table:table-cell table:style-name="ce56"/>
          <table:table-cell table:style-name="ce50"/>
          <table:table-cell table:style-name="ce63"/>
          <table:table-cell table:style-name="ce56" table:number-columns-repeated="2"/>
          <table:table-cell table:style-name="ce67"/>
          <table:table-cell table:style-name="ce70"/>
          <table:table-cell table:number-columns-repeated="1015"/>
        </table:table-row>
        <table:table-row table:style-name="ro1">
          <table:table-cell table:style-name="ce41" office:value-type="string" calcext:value-type="string">
            <text:p>* - особый случай, МО11 и MO14 NH2N2+ медленно трансформируются в две молекулярных орбитали MO7 N2 и MO5 NH2+</text:p>
          </table:table-cell>
          <table:table-cell table:style-name="ce53"/>
          <table:table-cell table:style-name="ce56"/>
          <table:table-cell table:style-name="ce50"/>
          <table:table-cell table:style-name="ce63"/>
          <table:table-cell table:style-name="ce56" table:number-columns-repeated="2"/>
          <table:table-cell table:style-name="ce67"/>
          <table:table-cell table:style-name="ce70"/>
          <table:table-cell table:number-columns-repeated="1015"/>
        </table:table-row>
        <table:table-row table:style-name="ro1" table:number-rows-repeated="3">
          <table:table-cell table:style-name="ce17"/>
          <table:table-cell table:style-name="Default" table:number-columns-repeated="1023"/>
        </table:table-row>
        <table:table-row table:style-name="ro1">
          <table:table-cell table:style-name="ce17" table:number-columns-repeated="3"/>
          <table:table-cell table:style-name="Default" table:number-columns-repeated="1021"/>
        </table:table-row>
        <table:table-row table:style-name="ro1">
          <table:table-cell table:style-name="ce17" table:number-columns-repeated="3"/>
          <table:table-cell table:style-name="Default" table:number-columns-repeated="1021"/>
        </table:table-row>
      </table:table>
      <table:table table:name="Compar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2</text:p>
          </table:table-cell>
        </table:table-row>
        <table:table-row table:style-name="ro1">
          <table:table-cell office:value-type="string" calcext:value-type="string">
            <text:p>Ph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6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.00.0000</text:date>, <text:time style:data-style-name="N2" text:time-value="16:43:50.2921396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59:45.147543478</meta:creation-date>
    <dc:date>2018-10-04T16:44:07.790652262</dc:date>
    <meta:editing-duration>PT3H9M6S</meta:editing-duration>
    <meta:editing-cycles>27</meta:editing-cycles>
    <meta:generator>LibreOffice/5.2.7.2$Linux_X86_64 LibreOffice_project/20m0$Build-2</meta:generator>
    <dc:creator>Александр Александрович Бондарев</dc:creator>
    <meta:document-statistic meta:table-count="4" meta:cell-count="368" meta:object-count="0"/>
  </office:meta>
</office:document-meta>
</file>